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 draw:auto-grow-height="false"/>
    </style:style>
    <style:style style:name="gr2" style:family="graphic" style:parent-style-name="Unboxed_20_Text">
      <style:graphic-properties draw:auto-grow-width="true" fo:min-height="0.399cm" fo:min-width="0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 draw:auto-grow-height="false"/>
    </style:style>
    <style:style style:name="gr6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Unboxed_20_Text">
      <style:graphic-properties draw:auto-grow-width="true" fo:min-height="0cm" fo:min-width="0cm"/>
    </style:style>
    <style:style style:name="gr10" style:family="graphic" style:parent-style-name="Unboxed_20_Text">
      <style:graphic-properties draw:auto-grow-width="true" fo:min-height="0.2cm" fo:min-width="0cm"/>
    </style:style>
    <style:style style:name="gr11" style:family="graphic" style:parent-style-name="Small_20_Unboxed_20_Text">
      <style:graphic-properties draw:auto-grow-width="true" fo:min-height="0cm" fo:min-width="0.536cm"/>
    </style:style>
    <style:style style:name="gr12" style:family="graphic" style:parent-style-name="Small_20_Unboxed_20_Text">
      <style:graphic-properties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mall_20_Unboxed_20_Text">
      <style:graphic-properties draw:auto-grow-width="true" fo:min-height="0cm" fo:min-width="0.386cm"/>
    </style:style>
    <style:style style:name="gr15" style:family="graphic" style:parent-style-name="Switch_20_Label">
      <style:graphic-properties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0.762cm" draw:transform="rotate (1.5707963267949) translate (8.89cm 17.48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805cm" svg:height="0.399cm" svg:x="16.238cm" svg:y="2.485cm">
          <draw:text-box>
            <text:p>Start (right mag)</text:p>
          </draw:text-box>
        </draw:frame>
        <draw:frame draw:style-name="gr3" draw:layer="layout" svg:width="0.552cm" svg:height="1.245cm" svg:x="24.837cm" svg:y="16.404cm">
          <draw:text-box>
            <text:p/>
          </draw:text-box>
        </draw:frame>
        <draw:g>
          <draw:g>
            <draw:g>
              <draw:line draw:style-name="gr4" draw:text-style-name="P1" draw:layer="layout" svg:x1="10.72cm" svg:y1="2.731cm" svg:x2="11.225cm" svg:y2="2.731cm">
                <text:p/>
              </draw:line>
              <draw:line draw:style-name="gr4" draw:text-style-name="P1" draw:layer="layout" svg:x1="11.024cm" svg:y1="2.54cm" svg:x2="11.225cm" svg:y2="2.731cm">
                <text:p/>
              </draw:line>
              <draw:line draw:style-name="gr4" draw:text-style-name="P1" draw:layer="layout" svg:x1="11.024cm" svg:y1="2.922cm" svg:x2="11.225cm" svg:y2="2.731cm">
                <text:p/>
              </draw:line>
            </draw:g>
            <draw:g>
              <draw:line draw:style-name="gr4" draw:text-style-name="P1" draw:layer="layout" svg:x1="11.382cm" svg:y1="2.731cm" svg:x2="11.736cm" svg:y2="2.731cm">
                <text:p/>
              </draw:line>
              <draw:line draw:style-name="gr4" draw:text-style-name="P1" draw:layer="layout" svg:x1="11.181cm" svg:y1="2.54cm" svg:x2="11.382cm" svg:y2="2.731cm">
                <text:p/>
              </draw:line>
              <draw:line draw:style-name="gr4" draw:text-style-name="P1" draw:layer="layout" svg:x1="11.181cm" svg:y1="2.922cm" svg:x2="11.382cm" svg:y2="2.73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2.605cm" svg:viewBox="0 0 362 126" svg:d="M0 126c182-284 362 0 362 0">
                <text:p/>
              </draw:path>
              <draw:path draw:style-name="gr4" draw:text-style-name="P1" draw:layer="layout" svg:width="0.361cm" svg:height="0.125cm" svg:x="10.213cm" svg:y="2.73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2.6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2.6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" draw:text-style-name="P1" draw:layer="layout" svg:width="7.62cm" svg:height="0.762cm" draw:transform="rotate (1.5707963267949) translate (12.599cm 26.187cm)">
          <text:p text:style-name="P1">Endurance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424cm" svg:height="0.399cm" svg:x="16.238cm" svg:y="3.628cm">
          <draw:text-box>
            <text:p>Landing Light</text:p>
          </draw:text-box>
        </draw:frame>
        <draw:frame draw:style-name="gr2" draw:layer="layout" svg:width="1.852cm" svg:height="0.399cm" svg:x="16.238cm" svg:y="4.972cm">
          <draw:text-box>
            <text:p>Taxi Light</text:p>
          </draw:text-box>
        </draw:frame>
        <draw:frame draw:style-name="gr2" draw:layer="layout" svg:width="2.83cm" svg:height="0.399cm" svg:x="16.238cm" svg:y="7.525cm">
          <draw:text-box>
            <text:p>Autopilot Servos</text:p>
          </draw:text-box>
        </draw:frame>
        <draw:frame draw:style-name="gr2" draw:layer="layout" svg:width="1.209cm" svg:height="0.399cm" svg:x="15.537cm" svg:y="19.442cm">
          <draw:text-box>
            <text:p>EFIS</text:p>
          </draw:text-box>
        </draw:frame>
        <draw:frame draw:style-name="gr2" draw:layer="layout" svg:width="2.555cm" svg:height="0.399cm" svg:x="15.538cm" svg:y="20.202cm">
          <draw:text-box>
            <text:p>Magnetometer</text:p>
          </draw:text-box>
        </draw:frame>
        <draw:frame draw:style-name="gr2" draw:layer="layout" svg:width="1.383cm" svg:height="0.399cm" svg:x="15.537cm" svg:y="20.961cm">
          <draw:text-box>
            <text:p>AHRS</text:p>
          </draw:text-box>
        </draw:frame>
        <draw:frame draw:style-name="gr2" draw:layer="layout" svg:width="2.623cm" svg:height="0.399cm" svg:x="15.538cm" svg:y="21.721cm">
          <draw:text-box>
            <text:p>Comm Radio 1</text:p>
          </draw:text-box>
        </draw:frame>
        <draw:frame draw:style-name="gr2" draw:layer="layout" svg:width="2.301cm" svg:height="0.399cm" svg:x="15.537cm" svg:y="22.481cm">
          <draw:text-box>
            <text:p>Transponder</text:p>
          </draw:text-box>
        </draw:frame>
        <draw:frame draw:style-name="gr2" draw:layer="layout" svg:width="2.263cm" svg:height="0.399cm" svg:x="15.538cm" svg:y="23.241cm">
          <draw:text-box>
            <text:p>Panel Lights</text:p>
          </draw:text-box>
        </draw:frame>
        <draw:g xml:id="id1" draw:id="id1">
          <draw:glue-point draw:id="4" svg:x="-4.746cm" svg:y="5.123cm"/>
          <draw:glue-point draw:id="5" svg:x="4.595cm" svg:y="4.876cm"/>
          <draw:glue-point draw:id="6" svg:x="-4.694cm" svg:y="4.612cm"/>
          <draw:line draw:style-name="gr6" draw:text-style-name="P1" draw:layer="layout" svg:x1="19.5cm" svg:y1="6.564cm" svg:x2="20.262cm" svg:y2="6.564cm">
            <text:p/>
          </draw:line>
          <draw:line draw:style-name="gr6" draw:text-style-name="P1" draw:layer="layout" svg:x1="22.148cm" svg:y1="6.564cm" svg:x2="21.386cm" svg:y2="6.564cm">
            <text:p/>
          </draw:line>
          <draw:line draw:style-name="gr4" draw:text-style-name="P1" draw:layer="layout" svg:x1="20.262cm" svg:y1="6.565cm" svg:x2="21.246cm" svg:y2="5.997cm">
            <text:p/>
          </draw:line>
        </draw:g>
        <draw:line draw:style-name="gr7" draw:text-style-name="P1" draw:layer="layout" svg:x1="23.075cm" svg:y1="5.966cm" svg:x2="27.431cm" svg:y2="5.966cm">
          <text:p/>
        </draw:line>
        <draw:line draw:style-name="gr7" draw:text-style-name="P1" draw:layer="layout" svg:x1="23.075cm" svg:y1="7.166cm" svg:x2="27.506cm" svg:y2="7.166cm">
          <text:p/>
        </draw:line>
        <draw:line draw:style-name="gr8" draw:text-style-name="P1" draw:layer="layout" svg:x1="23.075cm" svg:y1="5.966cm" svg:x2="22.116cm" svg:y2="6.531cm">
          <text:p/>
        </draw:line>
        <draw:line draw:style-name="gr8" draw:text-style-name="P1" draw:layer="layout" svg:x1="23.075cm" svg:y1="7.159cm" svg:x2="22.116cm" svg:y2="6.621cm">
          <text:p/>
        </draw:line>
        <draw:frame draw:style-name="gr9" draw:layer="layout" svg:width="2.881cm" svg:height="0.607cm" svg:x="27.509cm" svg:y="5.679cm">
          <draw:text-box>
            <text:p>Left Wing Strobe</text:p>
          </draw:text-box>
        </draw:frame>
        <draw:frame draw:style-name="gr9" draw:layer="layout" svg:width="3.093cm" svg:height="0.607cm" svg:x="27.509cm" svg:y="6.854cm">
          <draw:text-box>
            <text:p>Right Wing Strobe</text:p>
          </draw:text-box>
        </draw:frame>
        <draw:frame draw:style-name="gr10" draw:layer="layout" svg:width="2.276cm" svg:height="0.963cm" svg:x="23.736cm" svg:y="5.469cm">
          <draw:text-box>
            <text:p>LIGHT4</text:p>
            <text:p>20AWG Red</text:p>
          </draw:text-box>
        </draw:frame>
        <draw:frame draw:style-name="gr10" draw:layer="layout" svg:width="2.276cm" svg:height="0.963cm" svg:x="23.736cm" svg:y="6.694cm">
          <draw:text-box>
            <text:p>LIGHT6</text:p>
            <text:p>20AWG Red</text:p>
          </draw:text-box>
        </draw:frame>
        <draw:frame draw:style-name="gr11" draw:layer="layout" svg:width="1.158cm" svg:height="0.963cm" svg:x="9.561cm" svg:y="5.639cm">
          <draw:text-box>
            <text:p>STRB</text:p>
            <text:p>5A</text:p>
          </draw:text-box>
        </draw:frame>
        <draw:connector draw:style-name="gr4" draw:text-style-name="P1" draw:layer="layout" draw:line-skew="-0.623cm" svg:x1="19.568cm" svg:y1="6.565cm" svg:x2="11.736cm" svg:y2="6.541cm" draw:start-shape="id1" draw:start-glue-point="4" draw:end-shape="id2" draw:end-glue-point="1" svg:d="M19568 6565v-22h-3937v-2h-3895" svg:viewBox="0 0 7833 25">
          <text:p/>
        </draw:connector>
        <draw:frame draw:style-name="gr2" draw:layer="layout" svg:width="2.276cm" svg:height="0.399cm" svg:x="12.307cm" svg:y="6.275cm">
          <draw:text-box>
            <text:p>20AWG Red</text:p>
          </draw:text-box>
        </draw:frame>
        <draw:g xml:id="id3" draw:id="id3">
          <draw:glue-point draw:id="4" svg:x="-4.746cm" svg:y="5.123cm"/>
          <draw:glue-point draw:id="5" svg:x="4.595cm" svg:y="4.876cm"/>
          <draw:glue-point draw:id="6" svg:x="-4.694cm" svg:y="4.612cm"/>
          <draw:line draw:style-name="gr6" draw:text-style-name="P1" draw:layer="layout" svg:x1="27.319cm" svg:y1="9.107cm" svg:x2="28.081cm" svg:y2="9.107cm">
            <text:p/>
          </draw:line>
          <draw:line draw:style-name="gr6" draw:text-style-name="P1" draw:layer="layout" svg:x1="29.967cm" svg:y1="9.107cm" svg:x2="29.205cm" svg:y2="9.107cm">
            <text:p/>
          </draw:line>
          <draw:line draw:style-name="gr4" draw:text-style-name="P1" draw:layer="layout" svg:x1="28.081cm" svg:y1="9.108cm" svg:x2="29.065cm" svg:y2="8.54cm">
            <text:p/>
          </draw:line>
        </draw:g>
        <draw:line draw:style-name="gr7" draw:text-style-name="P1" draw:layer="layout" svg:x1="30.894cm" svg:y1="8.509cm" svg:x2="35.25cm" svg:y2="8.509cm">
          <text:p/>
        </draw:line>
        <draw:line draw:style-name="gr7" draw:text-style-name="P1" draw:layer="layout" svg:x1="30.894cm" svg:y1="9.709cm" svg:x2="35.325cm" svg:y2="9.709cm">
          <text:p/>
        </draw:line>
        <draw:line draw:style-name="gr8" draw:text-style-name="P1" draw:layer="layout" svg:x1="30.894cm" svg:y1="8.509cm" svg:x2="29.935cm" svg:y2="9.074cm">
          <text:p/>
        </draw:line>
        <draw:line draw:style-name="gr8" draw:text-style-name="P1" draw:layer="layout" svg:x1="30.894cm" svg:y1="9.702cm" svg:x2="29.935cm" svg:y2="9.164cm">
          <text:p/>
        </draw:line>
        <draw:frame draw:style-name="gr9" draw:layer="layout" svg:width="4.024cm" svg:height="0.607cm" svg:x="35.328cm" svg:y="8.222cm">
          <draw:text-box>
            <text:p>Left Wing Position Lights</text:p>
          </draw:text-box>
        </draw:frame>
        <draw:frame draw:style-name="gr9" draw:layer="layout" svg:width="4.236cm" svg:height="0.607cm" svg:x="35.328cm" svg:y="9.397cm">
          <draw:text-box>
            <text:p>Right Wing Position Lights</text:p>
          </draw:text-box>
        </draw:frame>
        <draw:frame draw:style-name="gr10" draw:layer="layout" svg:width="2.276cm" svg:height="0.963cm" svg:x="31.536cm" svg:y="8.141cm">
          <draw:text-box>
            <text:p>LIGHT3</text:p>
            <text:p>20AWG Red</text:p>
          </draw:text-box>
        </draw:frame>
        <draw:frame draw:style-name="gr10" draw:layer="layout" svg:width="2.276cm" svg:height="0.963cm" svg:x="31.555cm" svg:y="9.237cm">
          <draw:text-box>
            <text:p>LIGHT5</text:p>
            <text:p>20AWG Red</text:p>
          </draw:text-box>
        </draw:frame>
        <draw:connector draw:style-name="gr4" draw:text-style-name="P1" draw:layer="layout" draw:line-skew="-0.637cm" svg:x1="27.387cm" svg:y1="9.108cm" svg:x2="11.736cm" svg:y2="9.081cm" draw:start-shape="id3" draw:start-glue-point="4" draw:end-shape="id4" draw:end-glue-point="1" svg:d="M27387 9108v-36h-7846v9h-7805" svg:viewBox="0 0 15652 37">
          <text:p/>
        </draw:connector>
        <draw:frame draw:style-name="gr2" draw:layer="layout" svg:width="2.344cm" svg:height="0.399cm" svg:x="12.307cm" svg:y="8.79cm">
          <draw:text-box>
            <text:p>20 AWG Red</text:p>
          </draw:text-box>
        </draw:frame>
        <draw:frame draw:style-name="gr12" draw:layer="layout" svg:width="1.201cm" svg:height="0.963cm" svg:x="9.561cm" svg:y="8.182cm">
          <draw:text-box>
            <text:p>POSN</text:p>
            <text:p>5A</text:p>
          </draw:text-box>
        </draw:frame>
        <draw:line draw:style-name="gr13" draw:text-style-name="P1" draw:layer="layout" svg:x1="11.735cm" svg:y1="2.73cm" svg:x2="16.214cm" svg:y2="2.73cm">
          <text:p/>
        </draw:line>
        <draw:g>
          <draw:g>
            <draw:g>
              <draw:line draw:style-name="gr4" draw:text-style-name="P1" draw:layer="layout" svg:x1="10.72cm" svg:y1="4.001cm" svg:x2="11.225cm" svg:y2="4.001cm">
                <text:p/>
              </draw:line>
              <draw:line draw:style-name="gr4" draw:text-style-name="P1" draw:layer="layout" svg:x1="11.024cm" svg:y1="3.81cm" svg:x2="11.225cm" svg:y2="4.001cm">
                <text:p/>
              </draw:line>
              <draw:line draw:style-name="gr4" draw:text-style-name="P1" draw:layer="layout" svg:x1="11.024cm" svg:y1="4.192cm" svg:x2="11.225cm" svg:y2="4.001cm">
                <text:p/>
              </draw:line>
            </draw:g>
            <draw:g>
              <draw:line draw:style-name="gr4" draw:text-style-name="P1" draw:layer="layout" svg:x1="11.382cm" svg:y1="4.001cm" svg:x2="11.736cm" svg:y2="4.001cm">
                <text:p/>
              </draw:line>
              <draw:line draw:style-name="gr4" draw:text-style-name="P1" draw:layer="layout" svg:x1="11.181cm" svg:y1="3.81cm" svg:x2="11.382cm" svg:y2="4.001cm">
                <text:p/>
              </draw:line>
              <draw:line draw:style-name="gr4" draw:text-style-name="P1" draw:layer="layout" svg:x1="11.181cm" svg:y1="4.192cm" svg:x2="11.382cm" svg:y2="4.00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3.875cm" svg:viewBox="0 0 362 126" svg:d="M0 126c182-284 362 0 362 0">
                <text:p/>
              </draw:path>
              <draw:path draw:style-name="gr4" draw:text-style-name="P1" draw:layer="layout" svg:width="0.361cm" svg:height="0.125cm" svg:x="10.213cm" svg:y="4.00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4cm" svg:x2="16.214cm" svg:y2="4cm">
          <text:p/>
        </draw:line>
        <draw:g>
          <draw:g>
            <draw:g>
              <draw:line draw:style-name="gr4" draw:text-style-name="P1" draw:layer="layout" svg:x1="10.72cm" svg:y1="5.271cm" svg:x2="11.225cm" svg:y2="5.271cm">
                <text:p/>
              </draw:line>
              <draw:line draw:style-name="gr4" draw:text-style-name="P1" draw:layer="layout" svg:x1="11.024cm" svg:y1="5.08cm" svg:x2="11.225cm" svg:y2="5.271cm">
                <text:p/>
              </draw:line>
              <draw:line draw:style-name="gr4" draw:text-style-name="P1" draw:layer="layout" svg:x1="11.024cm" svg:y1="5.462cm" svg:x2="11.225cm" svg:y2="5.271cm">
                <text:p/>
              </draw:line>
            </draw:g>
            <draw:g>
              <draw:line draw:style-name="gr4" draw:text-style-name="P1" draw:layer="layout" svg:x1="11.382cm" svg:y1="5.271cm" svg:x2="11.736cm" svg:y2="5.271cm">
                <text:p/>
              </draw:line>
              <draw:line draw:style-name="gr4" draw:text-style-name="P1" draw:layer="layout" svg:x1="11.181cm" svg:y1="5.08cm" svg:x2="11.382cm" svg:y2="5.271cm">
                <text:p/>
              </draw:line>
              <draw:line draw:style-name="gr4" draw:text-style-name="P1" draw:layer="layout" svg:x1="11.181cm" svg:y1="5.462cm" svg:x2="11.382cm" svg:y2="5.27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5.145cm" svg:viewBox="0 0 362 126" svg:d="M0 126c182-284 362 0 362 0">
                <text:p/>
              </draw:path>
              <draw:path draw:style-name="gr4" draw:text-style-name="P1" draw:layer="layout" svg:width="0.361cm" svg:height="0.125cm" svg:x="10.213cm" svg:y="5.27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5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5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5.27cm" svg:x2="16.214cm" svg:y2="5.27cm">
          <text:p/>
        </draw:line>
        <draw:g xml:id="id2" draw:id="id2">
          <draw:g>
            <draw:g>
              <draw:line draw:style-name="gr4" draw:text-style-name="P1" draw:layer="layout" svg:x1="10.72cm" svg:y1="6.541cm" svg:x2="11.225cm" svg:y2="6.541cm">
                <text:p/>
              </draw:line>
              <draw:line draw:style-name="gr4" draw:text-style-name="P1" draw:layer="layout" svg:x1="11.024cm" svg:y1="6.35cm" svg:x2="11.225cm" svg:y2="6.541cm">
                <text:p/>
              </draw:line>
              <draw:line draw:style-name="gr4" draw:text-style-name="P1" draw:layer="layout" svg:x1="11.024cm" svg:y1="6.732cm" svg:x2="11.225cm" svg:y2="6.541cm">
                <text:p/>
              </draw:line>
            </draw:g>
            <draw:g>
              <draw:line draw:style-name="gr4" draw:text-style-name="P1" draw:layer="layout" svg:x1="11.382cm" svg:y1="6.541cm" svg:x2="11.736cm" svg:y2="6.541cm">
                <text:p/>
              </draw:line>
              <draw:line draw:style-name="gr4" draw:text-style-name="P1" draw:layer="layout" svg:x1="11.181cm" svg:y1="6.35cm" svg:x2="11.382cm" svg:y2="6.541cm">
                <text:p/>
              </draw:line>
              <draw:line draw:style-name="gr4" draw:text-style-name="P1" draw:layer="layout" svg:x1="11.181cm" svg:y1="6.732cm" svg:x2="11.382cm" svg:y2="6.54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6.415cm" svg:viewBox="0 0 362 126" svg:d="M0 126c182-284 362 0 362 0">
                <text:p/>
              </draw:path>
              <draw:path draw:style-name="gr4" draw:text-style-name="P1" draw:layer="layout" svg:width="0.361cm" svg:height="0.125cm" svg:x="10.213cm" svg:y="6.54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6.4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6.4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2cm" svg:y1="7.811cm" svg:x2="11.225cm" svg:y2="7.811cm">
                <text:p/>
              </draw:line>
              <draw:line draw:style-name="gr4" draw:text-style-name="P1" draw:layer="layout" svg:x1="11.024cm" svg:y1="7.62cm" svg:x2="11.225cm" svg:y2="7.811cm">
                <text:p/>
              </draw:line>
              <draw:line draw:style-name="gr4" draw:text-style-name="P1" draw:layer="layout" svg:x1="11.024cm" svg:y1="8.002cm" svg:x2="11.225cm" svg:y2="7.811cm">
                <text:p/>
              </draw:line>
            </draw:g>
            <draw:g>
              <draw:line draw:style-name="gr4" draw:text-style-name="P1" draw:layer="layout" svg:x1="11.382cm" svg:y1="7.811cm" svg:x2="11.736cm" svg:y2="7.811cm">
                <text:p/>
              </draw:line>
              <draw:line draw:style-name="gr4" draw:text-style-name="P1" draw:layer="layout" svg:x1="11.181cm" svg:y1="7.62cm" svg:x2="11.382cm" svg:y2="7.811cm">
                <text:p/>
              </draw:line>
              <draw:line draw:style-name="gr4" draw:text-style-name="P1" draw:layer="layout" svg:x1="11.181cm" svg:y1="8.002cm" svg:x2="11.382cm" svg:y2="7.81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7.685cm" svg:viewBox="0 0 362 126" svg:d="M0 126c182-284 362 0 362 0">
                <text:p/>
              </draw:path>
              <draw:path draw:style-name="gr4" draw:text-style-name="P1" draw:layer="layout" svg:width="0.361cm" svg:height="0.125cm" svg:x="10.213cm" svg:y="7.81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7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7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7.81cm" svg:x2="16.214cm" svg:y2="7.81cm">
          <text:p/>
        </draw:line>
        <draw:g xml:id="id4" draw:id="id4">
          <draw:g>
            <draw:g>
              <draw:line draw:style-name="gr4" draw:text-style-name="P1" draw:layer="layout" svg:x1="10.72cm" svg:y1="9.081cm" svg:x2="11.225cm" svg:y2="9.081cm">
                <text:p/>
              </draw:line>
              <draw:line draw:style-name="gr4" draw:text-style-name="P1" draw:layer="layout" svg:x1="11.024cm" svg:y1="8.89cm" svg:x2="11.225cm" svg:y2="9.081cm">
                <text:p/>
              </draw:line>
              <draw:line draw:style-name="gr4" draw:text-style-name="P1" draw:layer="layout" svg:x1="11.024cm" svg:y1="9.272cm" svg:x2="11.225cm" svg:y2="9.081cm">
                <text:p/>
              </draw:line>
            </draw:g>
            <draw:g>
              <draw:line draw:style-name="gr4" draw:text-style-name="P1" draw:layer="layout" svg:x1="11.382cm" svg:y1="9.081cm" svg:x2="11.736cm" svg:y2="9.081cm">
                <text:p/>
              </draw:line>
              <draw:line draw:style-name="gr4" draw:text-style-name="P1" draw:layer="layout" svg:x1="11.181cm" svg:y1="8.89cm" svg:x2="11.382cm" svg:y2="9.081cm">
                <text:p/>
              </draw:line>
              <draw:line draw:style-name="gr4" draw:text-style-name="P1" draw:layer="layout" svg:x1="11.181cm" svg:y1="9.272cm" svg:x2="11.382cm" svg:y2="9.08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8.955cm" svg:viewBox="0 0 362 126" svg:d="M0 126c182-284 362 0 362 0">
                <text:p/>
              </draw:path>
              <draw:path draw:style-name="gr4" draw:text-style-name="P1" draw:layer="layout" svg:width="0.361cm" svg:height="0.125cm" svg:x="10.213cm" svg:y="9.08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9.0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9.0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2cm" svg:y1="10.351cm" svg:x2="11.225cm" svg:y2="10.351cm">
                <text:p/>
              </draw:line>
              <draw:line draw:style-name="gr4" draw:text-style-name="P1" draw:layer="layout" svg:x1="11.024cm" svg:y1="10.16cm" svg:x2="11.225cm" svg:y2="10.351cm">
                <text:p/>
              </draw:line>
              <draw:line draw:style-name="gr4" draw:text-style-name="P1" draw:layer="layout" svg:x1="11.024cm" svg:y1="10.542cm" svg:x2="11.225cm" svg:y2="10.351cm">
                <text:p/>
              </draw:line>
            </draw:g>
            <draw:g>
              <draw:line draw:style-name="gr4" draw:text-style-name="P1" draw:layer="layout" svg:x1="11.382cm" svg:y1="10.351cm" svg:x2="11.736cm" svg:y2="10.351cm">
                <text:p/>
              </draw:line>
              <draw:line draw:style-name="gr4" draw:text-style-name="P1" draw:layer="layout" svg:x1="11.181cm" svg:y1="10.16cm" svg:x2="11.382cm" svg:y2="10.351cm">
                <text:p/>
              </draw:line>
              <draw:line draw:style-name="gr4" draw:text-style-name="P1" draw:layer="layout" svg:x1="11.181cm" svg:y1="10.542cm" svg:x2="11.382cm" svg:y2="10.35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0.225cm" svg:viewBox="0 0 362 126" svg:d="M0 126c182-284 362 0 362 0">
                <text:p/>
              </draw:path>
              <draw:path draw:style-name="gr4" draw:text-style-name="P1" draw:layer="layout" svg:width="0.361cm" svg:height="0.125cm" svg:x="10.213cm" svg:y="10.35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0.2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0.2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0.35cm" svg:x2="16.214cm" svg:y2="10.35cm">
          <text:p/>
        </draw:line>
        <draw:g>
          <draw:g>
            <draw:g>
              <draw:line draw:style-name="gr4" draw:text-style-name="P1" draw:layer="layout" svg:x1="10.72cm" svg:y1="11.621cm" svg:x2="11.225cm" svg:y2="11.621cm">
                <text:p/>
              </draw:line>
              <draw:line draw:style-name="gr4" draw:text-style-name="P1" draw:layer="layout" svg:x1="11.024cm" svg:y1="11.43cm" svg:x2="11.225cm" svg:y2="11.621cm">
                <text:p/>
              </draw:line>
              <draw:line draw:style-name="gr4" draw:text-style-name="P1" draw:layer="layout" svg:x1="11.024cm" svg:y1="11.812cm" svg:x2="11.225cm" svg:y2="11.621cm">
                <text:p/>
              </draw:line>
            </draw:g>
            <draw:g>
              <draw:line draw:style-name="gr4" draw:text-style-name="P1" draw:layer="layout" svg:x1="11.382cm" svg:y1="11.621cm" svg:x2="11.736cm" svg:y2="11.621cm">
                <text:p/>
              </draw:line>
              <draw:line draw:style-name="gr4" draw:text-style-name="P1" draw:layer="layout" svg:x1="11.181cm" svg:y1="11.43cm" svg:x2="11.382cm" svg:y2="11.621cm">
                <text:p/>
              </draw:line>
              <draw:line draw:style-name="gr4" draw:text-style-name="P1" draw:layer="layout" svg:x1="11.181cm" svg:y1="11.812cm" svg:x2="11.382cm" svg:y2="11.62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1.495cm" svg:viewBox="0 0 362 126" svg:d="M0 126c182-284 362 0 362 0">
                <text:p/>
              </draw:path>
              <draw:path draw:style-name="gr4" draw:text-style-name="P1" draw:layer="layout" svg:width="0.361cm" svg:height="0.125cm" svg:x="10.213cm" svg:y="11.62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1.5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1.5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1.62cm" svg:x2="16.214cm" svg:y2="11.62cm">
          <text:p/>
        </draw:line>
        <draw:g>
          <draw:g>
            <draw:g>
              <draw:line draw:style-name="gr4" draw:text-style-name="P1" draw:layer="layout" svg:x1="10.72cm" svg:y1="12.891cm" svg:x2="11.225cm" svg:y2="12.891cm">
                <text:p/>
              </draw:line>
              <draw:line draw:style-name="gr4" draw:text-style-name="P1" draw:layer="layout" svg:x1="11.024cm" svg:y1="12.7cm" svg:x2="11.225cm" svg:y2="12.891cm">
                <text:p/>
              </draw:line>
              <draw:line draw:style-name="gr4" draw:text-style-name="P1" draw:layer="layout" svg:x1="11.024cm" svg:y1="13.082cm" svg:x2="11.225cm" svg:y2="12.891cm">
                <text:p/>
              </draw:line>
            </draw:g>
            <draw:g>
              <draw:line draw:style-name="gr4" draw:text-style-name="P1" draw:layer="layout" svg:x1="11.382cm" svg:y1="12.891cm" svg:x2="11.736cm" svg:y2="12.891cm">
                <text:p/>
              </draw:line>
              <draw:line draw:style-name="gr4" draw:text-style-name="P1" draw:layer="layout" svg:x1="11.181cm" svg:y1="12.7cm" svg:x2="11.382cm" svg:y2="12.891cm">
                <text:p/>
              </draw:line>
              <draw:line draw:style-name="gr4" draw:text-style-name="P1" draw:layer="layout" svg:x1="11.181cm" svg:y1="13.082cm" svg:x2="11.382cm" svg:y2="12.89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2.765cm" svg:viewBox="0 0 362 126" svg:d="M0 126c182-284 362 0 362 0">
                <text:p/>
              </draw:path>
              <draw:path draw:style-name="gr4" draw:text-style-name="P1" draw:layer="layout" svg:width="0.361cm" svg:height="0.125cm" svg:x="10.213cm" svg:y="12.89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2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2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2.89cm" svg:x2="16.214cm" svg:y2="12.89cm">
          <text:p/>
        </draw:line>
        <draw:g>
          <draw:g>
            <draw:g>
              <draw:line draw:style-name="gr4" draw:text-style-name="P1" draw:layer="layout" svg:x1="10.72cm" svg:y1="14.161cm" svg:x2="11.225cm" svg:y2="14.161cm">
                <text:p/>
              </draw:line>
              <draw:line draw:style-name="gr4" draw:text-style-name="P1" draw:layer="layout" svg:x1="11.024cm" svg:y1="13.97cm" svg:x2="11.225cm" svg:y2="14.161cm">
                <text:p/>
              </draw:line>
              <draw:line draw:style-name="gr4" draw:text-style-name="P1" draw:layer="layout" svg:x1="11.024cm" svg:y1="14.352cm" svg:x2="11.225cm" svg:y2="14.161cm">
                <text:p/>
              </draw:line>
            </draw:g>
            <draw:g>
              <draw:line draw:style-name="gr4" draw:text-style-name="P1" draw:layer="layout" svg:x1="11.382cm" svg:y1="14.161cm" svg:x2="11.736cm" svg:y2="14.161cm">
                <text:p/>
              </draw:line>
              <draw:line draw:style-name="gr4" draw:text-style-name="P1" draw:layer="layout" svg:x1="11.181cm" svg:y1="13.97cm" svg:x2="11.382cm" svg:y2="14.161cm">
                <text:p/>
              </draw:line>
              <draw:line draw:style-name="gr4" draw:text-style-name="P1" draw:layer="layout" svg:x1="11.181cm" svg:y1="14.352cm" svg:x2="11.382cm" svg:y2="14.16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4.035cm" svg:viewBox="0 0 362 126" svg:d="M0 126c182-284 362 0 362 0">
                <text:p/>
              </draw:path>
              <draw:path draw:style-name="gr4" draw:text-style-name="P1" draw:layer="layout" svg:width="0.361cm" svg:height="0.125cm" svg:x="10.213cm" svg:y="14.16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4.0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4.0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4.16cm" svg:x2="16.214cm" svg:y2="14.16cm">
          <text:p/>
        </draw:line>
        <draw:g>
          <draw:g>
            <draw:g>
              <draw:line draw:style-name="gr4" draw:text-style-name="P1" draw:layer="layout" svg:x1="10.72cm" svg:y1="15.431cm" svg:x2="11.225cm" svg:y2="15.431cm">
                <text:p/>
              </draw:line>
              <draw:line draw:style-name="gr4" draw:text-style-name="P1" draw:layer="layout" svg:x1="11.024cm" svg:y1="15.24cm" svg:x2="11.225cm" svg:y2="15.431cm">
                <text:p/>
              </draw:line>
              <draw:line draw:style-name="gr4" draw:text-style-name="P1" draw:layer="layout" svg:x1="11.024cm" svg:y1="15.622cm" svg:x2="11.225cm" svg:y2="15.431cm">
                <text:p/>
              </draw:line>
            </draw:g>
            <draw:g>
              <draw:line draw:style-name="gr4" draw:text-style-name="P1" draw:layer="layout" svg:x1="11.382cm" svg:y1="15.431cm" svg:x2="11.736cm" svg:y2="15.431cm">
                <text:p/>
              </draw:line>
              <draw:line draw:style-name="gr4" draw:text-style-name="P1" draw:layer="layout" svg:x1="11.181cm" svg:y1="15.24cm" svg:x2="11.382cm" svg:y2="15.431cm">
                <text:p/>
              </draw:line>
              <draw:line draw:style-name="gr4" draw:text-style-name="P1" draw:layer="layout" svg:x1="11.181cm" svg:y1="15.622cm" svg:x2="11.382cm" svg:y2="15.43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5.305cm" svg:viewBox="0 0 362 126" svg:d="M0 126c182-284 362 0 362 0">
                <text:p/>
              </draw:path>
              <draw:path draw:style-name="gr4" draw:text-style-name="P1" draw:layer="layout" svg:width="0.361cm" svg:height="0.125cm" svg:x="10.213cm" svg:y="15.43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5.3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5.3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5.43cm" svg:x2="16.214cm" svg:y2="15.43cm">
          <text:p/>
        </draw:line>
        <draw:g>
          <draw:g>
            <draw:g>
              <draw:line draw:style-name="gr4" draw:text-style-name="P1" draw:layer="layout" svg:x1="10.72cm" svg:y1="16.701cm" svg:x2="11.225cm" svg:y2="16.701cm">
                <text:p/>
              </draw:line>
              <draw:line draw:style-name="gr4" draw:text-style-name="P1" draw:layer="layout" svg:x1="11.024cm" svg:y1="16.51cm" svg:x2="11.225cm" svg:y2="16.701cm">
                <text:p/>
              </draw:line>
              <draw:line draw:style-name="gr4" draw:text-style-name="P1" draw:layer="layout" svg:x1="11.024cm" svg:y1="16.892cm" svg:x2="11.225cm" svg:y2="16.701cm">
                <text:p/>
              </draw:line>
            </draw:g>
            <draw:g>
              <draw:line draw:style-name="gr4" draw:text-style-name="P1" draw:layer="layout" svg:x1="11.382cm" svg:y1="16.701cm" svg:x2="11.736cm" svg:y2="16.701cm">
                <text:p/>
              </draw:line>
              <draw:line draw:style-name="gr4" draw:text-style-name="P1" draw:layer="layout" svg:x1="11.181cm" svg:y1="16.51cm" svg:x2="11.382cm" svg:y2="16.701cm">
                <text:p/>
              </draw:line>
              <draw:line draw:style-name="gr4" draw:text-style-name="P1" draw:layer="layout" svg:x1="11.181cm" svg:y1="16.892cm" svg:x2="11.382cm" svg:y2="16.70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6.575cm" svg:viewBox="0 0 362 126" svg:d="M0 126c182-284 362 0 362 0">
                <text:p/>
              </draw:path>
              <draw:path draw:style-name="gr4" draw:text-style-name="P1" draw:layer="layout" svg:width="0.361cm" svg:height="0.125cm" svg:x="10.213cm" svg:y="16.70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6.6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6.6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6.7cm" svg:x2="16.214cm" svg:y2="16.7cm">
          <text:p/>
        </draw:line>
        <draw:frame draw:style-name="Unboxed_20_Text" draw:layer="layout" svg:width="2.733cm" svg:height="0.607cm" svg:x="16.238cm" svg:y="10.074cm">
          <draw:text-box>
            <text:p>USB Front Seat</text:p>
          </draw:text-box>
        </draw:frame>
        <draw:frame draw:style-name="Unboxed_20_Text" draw:layer="layout" svg:width="2.678cm" svg:height="0.607cm" svg:x="16.238cm" svg:y="11.303cm">
          <draw:text-box>
            <text:p>USB Rear Seat</text:p>
          </draw:text-box>
        </draw:frame>
        <draw:frame draw:style-name="Unboxed_20_Text" draw:layer="layout" svg:width="4.075cm" svg:height="0.607cm" svg:x="16.238cm" svg:y="12.617cm">
          <draw:text-box>
            <text:p>Cabin Convenience Light</text:p>
          </draw:text-box>
        </draw:frame>
        <draw:frame draw:style-name="Unboxed_20_Text" draw:layer="layout" svg:width="1.903cm" svg:height="0.607cm" svg:x="16.238cm" svg:y="13.857cm">
          <draw:text-box>
            <text:p>Pitot Heat</text:p>
          </draw:text-box>
        </draw:frame>
        <draw:frame draw:style-name="Unboxed_20_Text" draw:layer="layout" svg:width="3.995cm" svg:height="0.607cm" svg:x="15.666cm" svg:y="24.034cm">
          <draw:text-box>
            <text:p>Audio Panel / Intercomm</text:p>
          </draw:text-box>
        </draw:frame>
        <draw:frame draw:style-name="Unboxed_20_Text" draw:layer="layout" svg:width="1.903cm" svg:height="0.607cm" svg:x="16.238cm" svg:y="13.858cm">
          <draw:text-box>
            <text:p>Pitot Heat</text:p>
          </draw:text-box>
        </draw:frame>
        <draw:frame draw:style-name="gr2" draw:layer="layout" svg:width="2.276cm" svg:height="0.399cm" svg:x="12.307cm" svg:y="7.516cm">
          <draw:text-box>
            <text:p>18AWG Red</text:p>
          </draw:text-box>
        </draw:frame>
        <draw:frame draw:style-name="gr14" draw:layer="layout" svg:width="0.9cm" svg:height="0.949cm" svg:x="9.561cm" svg:y="6.941cm">
          <draw:text-box>
            <text:p>A/P</text:p>
            <text:p>5A</text:p>
          </draw:text-box>
        </draw:frame>
        <draw:frame draw:style-name="gr12" draw:layer="layout" svg:width="1.158cm" svg:height="0.963cm" svg:x="9.561cm" svg:y="9.452cm">
          <draw:text-box>
            <text:p>USBF</text:p>
            <text:p>5A</text:p>
          </draw:text-box>
        </draw:frame>
        <draw:frame draw:style-name="gr12" draw:layer="layout" svg:width="1.188cm" svg:height="0.963cm" svg:x="9.561cm" svg:y="10.722cm">
          <draw:text-box>
            <text:p>USBR</text:p>
            <text:p>5A</text:p>
          </draw:text-box>
        </draw:frame>
        <draw:frame draw:style-name="gr12" draw:layer="layout" svg:width="1.256cm" svg:height="0.963cm" svg:x="9.561cm" svg:y="11.992cm">
          <draw:text-box>
            <text:p>CABIN</text:p>
            <text:p>5A</text:p>
          </draw:text-box>
        </draw:frame>
        <draw:frame draw:style-name="gr2" draw:layer="layout" svg:width="2.344cm" svg:height="0.399cm" svg:x="12.307cm" svg:y="10.06cm">
          <draw:text-box>
            <text:p>20 AWG Red</text:p>
          </draw:text-box>
        </draw:frame>
        <draw:frame draw:style-name="gr2" draw:layer="layout" svg:width="2.344cm" svg:height="0.399cm" svg:x="12.307cm" svg:y="11.33cm">
          <draw:text-box>
            <text:p>20 AWG Red</text:p>
          </draw:text-box>
        </draw:frame>
        <draw:frame draw:style-name="gr2" draw:layer="layout" svg:width="2.344cm" svg:height="0.399cm" svg:x="12.307cm" svg:y="12.6cm">
          <draw:text-box>
            <text:p>20 AWG Red</text:p>
          </draw:text-box>
        </draw:frame>
        <draw:frame draw:style-name="gr15" draw:layer="layout" svg:width="1.603cm" svg:height="0.963cm" svg:x="20.064cm" svg:y="6.834cm">
          <draw:text-box>
            <text:p>Strobes</text:p>
            <text:p>On-Off</text:p>
          </draw:text-box>
        </draw:frame>
        <draw:frame draw:style-name="gr15" draw:layer="layout" svg:width="1.641cm" svg:height="0.963cm" svg:x="28.03cm" svg:y="9.466cm">
          <draw:text-box>
            <text:p>Position</text:p>
            <text:p>On-O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OVER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28">07/28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Overview &amp; Power Distribution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28T18:55:18.733366170</dc:date>
    <dc:creator>Art Zemon</dc:creator>
    <meta:editing-duration>PT4H38M51S</meta:editing-duration>
    <meta:editing-cycles>57</meta:editing-cycles>
    <meta:generator>LibreOffice/4.2.8.2$Linux_X86_64 LibreOffice_project/420m0$Build-2</meta:generator>
    <meta:printed-by>Art Zemon</meta:printed-by>
    <meta:print-date>2016-07-27T20:22:53.713108348</meta:print-date>
    <meta:document-statistic meta:object-count="273"/>
  </office:meta>
</office:document-meta>
</file>